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" svg:font-family="Consola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ubtitle">
      <style:text-properties officeooo:rsid="00114440" officeooo:paragraph-rsid="00114440"/>
    </style:style>
    <style:style style:name="P2" style:family="paragraph" style:parent-style-name="Text_20_body">
      <style:text-properties officeooo:rsid="00114440" officeooo:paragraph-rsid="00114440"/>
    </style:style>
    <style:style style:name="P3" style:family="paragraph" style:parent-style-name="Text_20_body">
      <style:text-properties officeooo:rsid="0017f403" officeooo:paragraph-rsid="0017f403"/>
    </style:style>
    <style:style style:name="P4" style:family="paragraph" style:parent-style-name="Text_20_body">
      <style:text-properties officeooo:paragraph-rsid="00131df3"/>
    </style:style>
    <style:style style:name="P5" style:family="paragraph" style:parent-style-name="Text_20_body">
      <style:text-properties officeooo:rsid="0018d818" officeooo:paragraph-rsid="0018d818"/>
    </style:style>
    <style:style style:name="P6" style:family="paragraph" style:parent-style-name="Text_20_body">
      <style:text-properties style:font-name="Liberation Serif" fo:font-size="12pt" officeooo:rsid="0012b629" officeooo:paragraph-rsid="0012b629" style:font-size-asian="12pt" style:font-size-complex="12pt"/>
    </style:style>
    <style:style style:name="P7" style:family="paragraph" style:parent-style-name="Text_20_body">
      <style:text-properties style:font-name="Liberation Serif" fo:font-size="12pt" officeooo:rsid="0012b629" officeooo:paragraph-rsid="0015f777" style:font-size-asian="12pt" style:font-size-complex="12pt"/>
    </style:style>
    <style:style style:name="P8" style:family="paragraph" style:parent-style-name="Text_20_body">
      <style:text-properties style:font-name="Liberation Serif" fo:font-size="12pt" officeooo:paragraph-rsid="0015f777" style:font-size-asian="12pt" style:font-size-complex="12pt"/>
    </style:style>
    <style:style style:name="P9" style:family="paragraph" style:parent-style-name="Text_20_body">
      <style:text-properties officeooo:paragraph-rsid="00114440"/>
    </style:style>
    <style:style style:name="P10" style:family="paragraph" style:parent-style-name="Text_20_body">
      <style:text-properties officeooo:paragraph-rsid="0012b629"/>
    </style:style>
    <style:style style:name="P11" style:family="paragraph" style:parent-style-name="Text_20_body">
      <style:text-properties style:font-name="Consolas" officeooo:paragraph-rsid="0012b629"/>
    </style:style>
    <style:style style:name="P12" style:family="paragraph" style:parent-style-name="Text_20_body">
      <style:text-properties style:font-name="Consolas" officeooo:paragraph-rsid="0015f777"/>
    </style:style>
    <style:style style:name="P13" style:family="paragraph" style:parent-style-name="Text_20_body">
      <style:text-properties officeooo:paragraph-rsid="0015f777"/>
    </style:style>
    <style:style style:name="P14" style:family="paragraph" style:parent-style-name="Text_20_body">
      <style:text-properties style:font-name="Consola" fo:font-size="10pt" officeooo:rsid="0018d818" officeooo:paragraph-rsid="0018d818" style:font-size-asian="10pt" style:font-size-complex="10pt"/>
    </style:style>
    <style:style style:name="P15" style:family="paragraph" style:parent-style-name="Standard">
      <style:text-properties style:font-name="Liberation Serif" fo:font-weight="normal" officeooo:rsid="0012b629" officeooo:paragraph-rsid="0012b629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12b629" officeooo:paragraph-rsid="00131df3" style:font-weight-asian="normal" style:font-weight-complex="normal"/>
    </style:style>
    <style:style style:name="P17" style:family="paragraph" style:parent-style-name="Heading_20_1">
      <style:text-properties officeooo:rsid="0017f403" officeooo:paragraph-rsid="0017f403"/>
    </style:style>
    <style:style style:name="P18" style:family="paragraph" style:parent-style-name="Heading_20_1">
      <style:text-properties officeooo:rsid="00114440" officeooo:paragraph-rsid="00114440"/>
    </style:style>
    <style:style style:name="P19" style:family="paragraph" style:parent-style-name="Heading_20_1">
      <style:text-properties officeooo:rsid="00114440" officeooo:paragraph-rsid="00131df3"/>
    </style:style>
    <style:style style:name="P20" style:family="paragraph" style:parent-style-name="Heading_20_3">
      <style:text-properties officeooo:rsid="00114440" officeooo:paragraph-rsid="00114440"/>
    </style:style>
    <style:style style:name="P21" style:family="paragraph" style:parent-style-name="Heading_20_3">
      <style:text-properties officeooo:rsid="00114440" officeooo:paragraph-rsid="00131df3"/>
    </style:style>
    <style:style style:name="P22" style:family="paragraph" style:parent-style-name="Heading_20_3">
      <style:text-properties officeooo:paragraph-rsid="00131df3"/>
    </style:style>
    <style:style style:name="P23" style:family="paragraph" style:parent-style-name="Heading_20_3">
      <style:text-properties officeooo:rsid="0018d818" officeooo:paragraph-rsid="0018d818"/>
    </style:style>
    <style:style style:name="P24" style:family="paragraph" style:parent-style-name="Text_20_body" style:list-style-name="L1">
      <style:text-properties style:font-name="Liberation Serif" fo:font-size="12pt" officeooo:rsid="0017f403" officeooo:paragraph-rsid="0017f403" style:font-size-asian="12pt" style:font-size-complex="12pt"/>
    </style:style>
    <style:style style:name="P25" style:family="paragraph" style:parent-style-name="Text_20_body" style:list-style-name="L1">
      <style:text-properties style:font-name="Liberation Serif" fo:font-size="12pt" officeooo:rsid="001a4bd5" officeooo:paragraph-rsid="001a4bd5" style:font-size-asian="12pt" style:font-size-complex="12pt"/>
    </style:style>
    <style:style style:name="P26" style:family="paragraph" style:parent-style-name="Text_20_body" style:list-style-name="L1">
      <style:text-properties fo:color="#000000" loext:opacity="100%" style:font-name="Liberation Serif" fo:font-size="12pt" fo:font-style="normal" fo:font-weight="normal" officeooo:rsid="0017f403" officeooo:paragraph-rsid="0017f403" style:font-size-asian="12pt" style:font-style-asian="normal" style:font-weight-asian="normal" style:font-size-complex="12pt" style:font-weight-complex="normal"/>
    </style:style>
    <style:style style:name="P27" style:family="paragraph" style:parent-style-name="Text_20_body">
      <style:text-properties officeooo:rsid="0018d818" officeooo:paragraph-rsid="001a4bd5"/>
    </style:style>
    <style:style style:name="P28" style:family="paragraph" style:parent-style-name="Text_20_body">
      <style:text-properties officeooo:rsid="0018d818" officeooo:paragraph-rsid="001c433e"/>
    </style:style>
    <style:style style:name="P29" style:family="paragraph" style:parent-style-name="Text_20_body">
      <style:text-properties style:font-name="Consola" fo:font-size="10pt" officeooo:rsid="0018d818" officeooo:paragraph-rsid="0018d818" style:font-size-asian="10pt" style:font-size-complex="10pt"/>
    </style:style>
    <style:style style:name="T1" style:family="text">
      <style:text-properties officeooo:rsid="00114440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c433e"/>
    </style:style>
    <style:style style:name="T5" style:family="text">
      <style:text-properties officeooo:rsid="0012b629"/>
    </style:style>
    <style:style style:name="T6" style:family="text">
      <style:text-properties fo:font-weight="bold" officeooo:rsid="0012b629" style:font-weight-asian="bold" style:font-weight-complex="bold"/>
    </style:style>
    <style:style style:name="T7" style:family="text">
      <style:text-properties fo:font-weight="bold" officeooo:rsid="0015f777" style:font-weight-asian="bold" style:font-weight-complex="bold"/>
    </style:style>
    <style:style style:name="T8" style:family="text">
      <style:text-properties fo:font-weight="normal" officeooo:rsid="0012b629" style:font-weight-asian="normal" style:font-weight-complex="normal"/>
    </style:style>
    <style:style style:name="T9" style:family="text">
      <style:text-properties fo:font-weight="normal" officeooo:rsid="00114440" style:font-weight-asian="normal" style:font-weight-complex="normal"/>
    </style:style>
    <style:style style:name="T10" style:family="text">
      <style:text-properties fo:font-weight="normal" officeooo:rsid="0015f777" style:font-weight-asian="normal" style:font-weight-complex="normal"/>
    </style:style>
    <style:style style:name="T11" style:family="text">
      <style:text-properties fo:color="#000000" loext:opacity="100%" fo:font-style="normal" fo:font-weight="bold" style:font-style-asian="normal" style:font-weight-asian="bold" style:font-weight-complex="bold"/>
    </style:style>
    <style:style style:name="T12" style:family="text">
      <style:text-properties fo:color="#000000" loext:opacity="100%" fo:font-style="normal" fo:font-weight="bold" officeooo:rsid="0012b629" style:font-style-asian="normal" style:font-weight-asian="bold" style:font-weight-complex="bold"/>
    </style:style>
    <style:style style:name="T13" style:family="text">
      <style:text-properties fo:color="#000000" loext:opacity="100%" fo:font-style="normal" fo:font-weight="bold" officeooo:rsid="0015f777" style:font-style-asian="normal" style:font-weight-asian="bold" style:font-weight-complex="bold"/>
    </style:style>
    <style:style style:name="T14" style:family="text">
      <style:text-properties fo:color="#000000" loext:opacity="100%" fo:font-style="normal" fo:font-weight="normal" style:font-style-asian="normal" style:font-weight-asian="normal" style:font-weight-complex="normal"/>
    </style:style>
    <style:style style:name="T15" style:family="text">
      <style:text-properties fo:color="#000000" loext:opacity="100%" fo:font-style="normal" fo:font-weight="normal" officeooo:rsid="0012b629" style:font-style-asian="normal" style:font-weight-asian="normal" style:font-weight-complex="normal"/>
    </style:style>
    <style:style style:name="T16" style:family="text">
      <style:text-properties officeooo:rsid="00131df3"/>
    </style:style>
    <style:style style:name="T17" style:family="text">
      <style:text-properties officeooo:rsid="0015f777"/>
    </style:style>
    <style:style style:name="T18" style:family="text">
      <style:text-properties officeooo:rsid="0018d818"/>
    </style:style>
    <style:style style:name="T19" style:family="text">
      <style:text-properties officeooo:rsid="00199480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officeooo:rsid="001a4bd5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officeooo:rsid="001c433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Introduction to Quantitative Finance and Financial Risk</text:p>
      <text:p text:style-name="Subtitle"/>
      <text:p text:style-name="P1">1<text:span text:style-name="T2">st</text:span> Assignment: Triangular and One-way Arbitrage</text:p>
      <text:p text:style-name="P1">Tsirmpas Dimitris f3352315</text:p>
      <text:p text:style-name="P2"/>
      <text:h text:style-name="P17" text:outline-level="1">Notes</text:h>
      <text:list xml:id="list750617729" text:style-name="L1">
        <text:list-item>
          <text:p text:style-name="P24">There are two executable scripts; <text:span text:style-name="T20">triangular_arbitrage.py</text:span> and <text:span text:style-name="T20">triangular_arbitrage.py</text:span>. The script <text:span text:style-name="T20">fx_trades.py</text:span> contains common functions used by both and is not executable.</text:p>
        </text:list-item>
        <text:list-item>
          <text:p text:style-name="P25">Requires the use of the <text:span text:style-name="T20">pandas </text:span><text:span text:style-name="T22">python library.</text:span></text:p>
        </text:list-item>
        <text:list-item>
          <text:p text:style-name="P24">We make use of limited polymorphism for ease of understanding the implementation. <text:span text:style-name="T20">fx_trades.py</text:span> defines the abstract class <text:span text:style-name="T11">CurrencyTrade </text:span><text:span text:style-name="T14">which is implemented differently in both executable scripts.</text:span></text:p>
        </text:list-item>
        <text:list-item>
          <text:p text:style-name="P26">The scripts require command-line arguments to be run.</text:p>
        </text:list-item>
        <text:list-item>
          <text:p text:style-name="P26">Additional documentation and comments can be found in the source code.</text:p>
        </text:list-item>
      </text:list>
      <text:h text:style-name="P18" text:outline-level="1">Triangular Arbitrage Program</text:h>
      <text:h text:style-name="Heading_20_3" text:outline-level="3">File: triangular_arbitrage.py</text:h>
      <text:h text:style-name="Heading_20_3" text:outline-level="3">Usage: triangular_arbitrage.py &lt;data_path&gt; &lt;starting_currency&gt;</text:h>
      <text:h text:style-name="P20" text:outline-level="3">Implementation details:</text:h>
      <text:p text:style-name="P2">The program imports the Excel sheet into a pandas dataframe. It then explores all possible exchange paths from the starting currency to two intermediate currencies, and then back to the starting currency. For example, if the user enters $ as the starting currency, the program will check for trades $→currency1→currency2→$. If the resulting trade returns a value bigger than 1, then the arbitrage trade is considered successful and the user is notified. Note that zero transaction costs are assumed.</text:p>
      <text:p text:style-name="P10"><text:span text:style-name="T1">More specifically, the </text:span><text:span text:style-name="T5">program is largely based on two functions; </text:span><text:span text:style-name="T6">triangular_trade </text:span><text:span text:style-name="T8">and </text:span><text:span text:style-name="T6">check_all_triangular.</text:span></text:p>
      <text:p text:style-name="P10"><text:span text:style-name="T8">The function </text:span><text:span text:style-name="T6">triangular_trade </text:span><text:span text:style-name="T8">computes the aforementioned </text:span><text:span text:style-name="T9">$→currency1→currency2→$ </text:span><text:span text:style-name="T8">trade by multiplying the exchange rates of the respective currencies. Therefore:</text:span></text:p>
      <text:p text:style-name="P11"><text:soft-page-break/><text:span text:style-name="T8">triangular_trade</text:span><text:span text:style-name="T6">(</text:span><text:span text:style-name="T9">$→currency1→currency2→$</text:span><text:span text:style-name="T8">) = exchange_rate(</text:span><text:span text:style-name="T9">$→currency1</text:span><text:span text:style-name="T8">) * exchange_rate(</text:span><text:span text:style-name="T9">currency1→currency2</text:span><text:span text:style-name="T8">) * exchange_rate(</text:span><text:span text:style-name="T9">currency2→$</text:span><text:span text:style-name="T8">)</text:span></text:p>
      <text:p text:style-name="P8"><text:span text:style-name="T8">The function </text:span><text:span text:style-name="T6">check_all_triangular </text:span><text:span text:style-name="T8">iterates over all possible trades, by setting the currency1 and currency2 </text:span><text:span text:style-name="T10">parameters</text:span><text:span text:style-name="T8"> of </text:span><text:span text:style-name="T6">triangular_trade</text:span><text:span text:style-name="T8">. It then records the results using the </text:span><text:span text:style-name="T12">TriangularTrade </text:span><text:span text:style-name="T15">class.</text:span></text:p>
      <text:p text:style-name="P6"><text:span text:style-name="T14">Finally, successful arbitrage trades are filtered using the </text:span><text:span text:style-name="T11">TriangularTrade.is_successful() </text:span><text:span text:style-name="T14">method.</text:span></text:p>
      <text:p text:style-name="P15"/>
      <text:p text:style-name="P9"/>
      <text:h text:style-name="P19" text:outline-level="1"><text:span text:style-name="T16">One-Way</text:span> Arbitrage Program</text:h>
      <text:h text:style-name="P22" text:outline-level="3">File: <text:span text:style-name="T16">one</text:span>_<text:span text:style-name="T16">way_</text:span>arbitrage.py</text:h>
      <text:h text:style-name="P22" text:outline-level="3">Usage: <text:span text:style-name="T16">one</text:span>_<text:span text:style-name="T16">way_</text:span>arbitrage.py &lt;data_path&gt; &lt;starting_currency&gt; &lt;end_currency&gt;</text:h>
      <text:h text:style-name="P21" text:outline-level="3">Implementation details:</text:h>
      <text:p text:style-name="P13"><text:span text:style-name="T1">The program </text:span><text:span text:style-name="T17">differs from the previous in that the user specifies both a starting and end currency, no longer expecting that the money will be converted back to the starting currency</text:span><text:span text:style-name="T1">. For example, if the user enters $ as the starting currency </text:span><text:span text:style-name="T17">and </text:span>€ <text:span text:style-name="T17">as the ending currency</text:span><text:span text:style-name="T1">, the program will check for trades $→currency1→</text:span>€<text:span text:style-name="T1">. If the resulting trade returns a value </text:span><text:span text:style-name="T17">larger</text:span><text:span text:style-name="T1"> than </text:span><text:span text:style-name="T17">the $→€</text:span> <text:span text:style-name="T17">exchange rate</text:span><text:span text:style-name="T1">, then the arbitrage trade is considered successful and the user is notified. Note that zero transaction costs are assumed.</text:span></text:p>
      <text:p text:style-name="P4"><text:span text:style-name="T1">More specifically, the </text:span><text:span text:style-name="T5">program is largely based on two functions; </text:span><text:span text:style-name="T6">one_way_trade </text:span><text:span text:style-name="T8">and </text:span><text:span text:style-name="T6">check_all_</text:span><text:span text:style-name="T7">one_ways</text:span><text:span text:style-name="T6">.</text:span></text:p>
      <text:p text:style-name="P13"><text:span text:style-name="T8">The function </text:span><text:span text:style-name="T7">one_way</text:span><text:span text:style-name="T6">_trade </text:span><text:span text:style-name="T8">computes the aforementioned </text:span><text:span text:style-name="T9">$→currency1→</text:span><text:span text:style-name="T8">€</text:span><text:span text:style-name="T9"> </text:span><text:span text:style-name="T8">trade by multiplying the exchange rates of the respective currencies. Therefore:</text:span></text:p>
      <text:p text:style-name="P12"><text:span text:style-name="T10">one_way</text:span><text:span text:style-name="T8">_trade</text:span><text:span text:style-name="T6">(</text:span><text:span text:style-name="T9">$→currency1→</text:span><text:span text:style-name="T8">€) = exchange_rate(</text:span><text:span text:style-name="T9">$→currency1</text:span><text:span text:style-name="T8">) * exchange_rate(</text:span><text:span text:style-name="T9">currency1→</text:span><text:span text:style-name="T8">€)</text:span></text:p>
      <text:p text:style-name="P8"><text:span text:style-name="T8">The function </text:span><text:span text:style-name="T6">check_all_</text:span><text:span text:style-name="T7">one_ways</text:span><text:span text:style-name="T6"> </text:span><text:span text:style-name="T8">iterates over all possible trades, by setting the currency1 </text:span><text:span text:style-name="T10">parameter of</text:span><text:span text:style-name="T8"> </text:span><text:span text:style-name="T7">one_way_trade</text:span><text:span text:style-name="T8">. It then records the results using the </text:span><text:span text:style-name="T7">OneWay</text:span><text:span text:style-name="T12">Trade </text:span><text:span text:style-name="T15">class.</text:span></text:p>
      <text:p text:style-name="P7"><text:span text:style-name="T14">Finally, successful arbitrage trades are filtered using the </text:span><text:span text:style-name="T13">OneWay</text:span><text:span text:style-name="T11">Trade.is_successful() </text:span><text:span text:style-name="T14">method.</text:span></text:p>
      <text:p text:style-name="P16"/>
      <text:h text:style-name="P17" text:outline-level="1">Results</text:h>
      <text:p text:style-name="P3">We run both scripts with the purpose of <text:span text:style-name="T18">running an arbitrage trade by selling $.</text:span></text:p>
      <text:h text:style-name="P23" text:outline-level="3">Triangular Arbitrage</text:h>
      <text:p text:style-name="P5">Input: "./data/Quotation Matrix.xlsx" USD</text:p>
      <text:p text:style-name="P5"><text:soft-page-break/>Output:</text:p>
      <text:p text:style-name="P14">All trades:</text:p>
      <text:p text:style-name="P14">USD-&gt;EUR-&gt;JPY-&gt;USD : 0.9995</text:p>
      <text:p text:style-name="P14">USD-&gt;EUR-&gt;GBP-&gt;USD : 0.9987</text:p>
      <text:p text:style-name="P14">USD-&gt;EUR-&gt;CHF-&gt;USD : 0.9996</text:p>
      <text:p text:style-name="P14">USD-&gt;EUR-&gt;CAD-&gt;USD : 0.9995</text:p>
      <text:p text:style-name="P14">USD-&gt;EUR-&gt;AUD-&gt;USD : 0.9987</text:p>
      <text:p text:style-name="P14">USD-&gt;JPY-&gt;EUR-&gt;USD : 0.9973</text:p>
      <text:p text:style-name="P14">USD-&gt;JPY-&gt;GBP-&gt;USD : 1.0018</text:p>
      <text:p text:style-name="P14">USD-&gt;JPY-&gt;CHF-&gt;USD : 0.9972</text:p>
      <text:p text:style-name="P14">USD-&gt;JPY-&gt;CAD-&gt;USD : 0.9980</text:p>
      <text:p text:style-name="P14">USD-&gt;JPY-&gt;AUD-&gt;USD : 0.9957</text:p>
      <text:p text:style-name="P14">USD-&gt;GBP-&gt;EUR-&gt;USD : 0.9978</text:p>
      <text:p text:style-name="P14">USD-&gt;GBP-&gt;JPY-&gt;USD : 0.9949</text:p>
      <text:p text:style-name="P14">USD-&gt;GBP-&gt;CHF-&gt;USD : 0.9996</text:p>
      <text:p text:style-name="P14">USD-&gt;GBP-&gt;CAD-&gt;USD : 0.9994</text:p>
      <text:p text:style-name="P14">USD-&gt;GBP-&gt;AUD-&gt;USD : 0.9986</text:p>
      <text:p text:style-name="P14">USD-&gt;CHF-&gt;EUR-&gt;USD : 0.9975</text:p>
      <text:p text:style-name="P14">USD-&gt;CHF-&gt;JPY-&gt;USD : 1.0008</text:p>
      <text:p text:style-name="P14">USD-&gt;CHF-&gt;GBP-&gt;USD : 0.9981</text:p>
      <text:p text:style-name="P14">USD-&gt;CHF-&gt;CAD-&gt;USD : 0.9995</text:p>
      <text:p text:style-name="P14">USD-&gt;CHF-&gt;AUD-&gt;USD : 0.9987</text:p>
      <text:p text:style-name="P14">USD-&gt;CAD-&gt;EUR-&gt;USD : 0.9975</text:p>
      <text:p text:style-name="P14">USD-&gt;CAD-&gt;JPY-&gt;USD : 1.0000</text:p>
      <text:p text:style-name="P14">USD-&gt;CAD-&gt;GBP-&gt;USD : 0.9975</text:p>
      <text:p text:style-name="P14">USD-&gt;CAD-&gt;CHF-&gt;USD : 0.9985</text:p>
      <text:p text:style-name="P14">USD-&gt;CAD-&gt;AUD-&gt;USD : 0.9986</text:p>
      <text:p text:style-name="P14">USD-&gt;AUD-&gt;EUR-&gt;USD : 0.9983</text:p>
      <text:p text:style-name="P14">USD-&gt;AUD-&gt;JPY-&gt;USD : 1.0022</text:p>
      <text:p text:style-name="P14">USD-&gt;AUD-&gt;GBP-&gt;USD : 0.9984</text:p>
      <text:p text:style-name="P14">USD-&gt;AUD-&gt;CHF-&gt;USD : 0.9981</text:p>
      <text:p text:style-name="P14">USD-&gt;AUD-&gt;CAD-&gt;USD : 0.9987</text:p>
      <text:p text:style-name="P14">Arbitrage trades:</text:p>
      <text:p text:style-name="P14">USD-&gt;JPY-&gt;GBP-&gt;USD : 1.0018</text:p>
      <text:p text:style-name="P14">USD-&gt;CHF-&gt;JPY-&gt;USD : 1.0008</text:p>
      <text:p text:style-name="P14">USD-&gt;AUD-&gt;JPY-&gt;USD : 1.0022</text:p>
      <text:h text:style-name="P23" text:outline-level="3"><text:soft-page-break/>One-Way Arbitrage</text:h>
      <text:p text:style-name="P5">Input: "./data/Quotation Matrix.xlsx" USD EUR</text:p>
      <text:p text:style-name="P5">Output:</text:p>
      <text:p text:style-name="P14">All one-way arbitrage trades:</text:p>
      <text:p text:style-name="P14">USD-&gt;EUR-&gt;GBP: 0.5699</text:p>
      <text:p text:style-name="P14">USD-&gt;JPY-&gt;GBP: 0.5717</text:p>
      <text:p text:style-name="P14">USD-&gt;CHF-&gt;GBP: 0.5695</text:p>
      <text:p text:style-name="P14">USD-&gt;CAD-&gt;GBP: 0.5692</text:p>
      <text:p text:style-name="P14">USD-&gt;AUD-&gt;GBP: 0.5697</text:p>
      <text:p text:style-name="P14">Successful arbitrage trades:</text:p>
      <text:p text:style-name="P14">USD-&gt;EUR-&gt;GBP: 0.5699</text:p>
      <text:p text:style-name="P14">USD-&gt;JPY-&gt;GBP: 0.5717</text:p>
      <text:p text:style-name="P14"/>
      <text:h text:style-name="P23" text:outline-level="3">Conclusion</text:h>
      <text:p text:style-name="P27"><text:span text:style-name="T21">The data provided include transaction costs in the form of bid-ask spreads. This is made clear by the fact that the exchange rate from currency A to currency B and the respective currency B to A rate are NOT the inverse of the other. T</text:span>he trades calculated above are <text:span text:style-name="T23">made </text:span>under the assumption of no <text:span text:style-name="T21">additional</text:span> transaction costs<text:span text:style-name="T19">.</text:span></text:p>
      <text:p text:style-name="P27"><text:span text:style-name="T19">Under non-zero transaction costs, triangular trades become more expensive, meaning that each individual trade is less likely to represent an arbitrage opportunity. One-way trades on the other hand suffer less from transaction costs due to the reduced number of transactions. </text:span><text:span text:style-name="T21">In this case, this does not seem to translate to more opportunities for the selected currencies. </text:span></text:p>
      <text:p text:style-name="P28">We notice that the triangular arbitrage program produces many more trades, making the probability of an arbitrage opportunity much larger than the one produced by the one-way approach. Indeed, the triangular approach will produce N<text:span text:style-name="T2">2</text:span><text:span text:style-name="T3">-2 trades, compared to N-1 one-way trades, where N is the number of currencies under consideration. </text:span><text:span text:style-name="T4">However, out of the many triangular trades, only 3 lead to successful arbitrage due to the presence of transaction costs. One-way trades on the other hand, seem to produce 2 successful arbitrage trades, despite the relatively fewer possible trades. Of course, results may vary with different start and end currencies.</text:span>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" svg:font-family="Consola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6T17:03:02.941048753</meta:creation-date>
    <dc:date>2024-06-12T14:09:45.513564071</dc:date>
    <meta:editing-duration>PT5M1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4" meta:paragraph-count="85" meta:word-count="799" meta:character-count="6000" meta:non-whitespace-character-count="5290"/>
  </office:meta>
</office:document-meta>
</file>